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26.1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92.7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style:style style:name="ce1" style:family="table-cell" style:parent-style-name="TL_20_Title">
      <style:table-cell-properties fo:border-bottom="1.76pt solid #313739" style:diagonal-bl-tr="none" style:diagonal-tl-br="none" fo:border-left="1.76pt solid #313739" fo:border-right="none" fo:border-top="1.76pt solid #313739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TL_20_RowHeader">
      <style:table-cell-properties fo:border-bottom="none" style:diagonal-bl-tr="none" style:diagonal-tl-br="none" fo:border-left="1.76pt solid #313739" fo:border-right="none" fo:border-top="1.76pt solid #313739"/>
    </style:style>
    <style:style style:name="ce6" style:family="table-cell" style:parent-style-name="TL_20_RowHeader">
      <style:table-cell-properties fo:border-bottom="none" style:diagonal-bl-tr="none" style:diagonal-tl-br="none" fo:border-left="1.76pt solid #313739" fo:border-right="none" fo:border-top="none"/>
    </style:style>
    <style:style style:name="ce7" style:family="table-cell" style:parent-style-name="TL_20_RowHeader">
      <style:table-cell-properties fo:border-bottom="1.76pt solid #313739" style:diagonal-bl-tr="none" style:diagonal-tl-br="none" fo:border-left="1.76pt solid #313739" fo:border-right="none" fo:border-top="none"/>
    </style:style>
    <style:style style:name="ce8" style:family="table-cell" style:parent-style-name="Default">
      <style:table-cell-properties fo:border-bottom="1.76pt solid #313739" style:diagonal-bl-tr="none" style:diagonal-tl-br="none" fo:border-left="none" fo:padding="2.01pt" fo:border-right="none" style:rotation-align="none" fo:border-top="1.76pt solid #313739"/>
    </style:style>
    <style:style style:name="ce9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313739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RowHeader">
      <style:table-cell-properties style:glyph-orientation-vertical="0" style:text-align-source="value-type" style:repeat-content="false" fo:wrap-option="wrap" style:direction="ltr" style:rotation-angle="0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TL_20_RowHeader">
      <style:table-cell-properties fo:border-bottom="1.76pt solid #313739" style:diagonal-bl-tr="none" style:diagonal-tl-br="none" fo:border-left="none" fo:border-right="none" fo:border-top="none"/>
    </style:style>
    <style:style style:name="ce14" style:family="table-cell" style:parent-style-name="Default">
      <style:table-cell-properties fo:border-bottom="1.76pt solid #313739" style:diagonal-bl-tr="none" style:diagonal-tl-br="none" fo:border-left="none" fo:border-right="none" fo:border-top="1.76pt solid #313739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TL_20_RowHeader">
      <style:table-cell-properties fo:border-bottom="none" style:diagonal-bl-tr="none" style:diagonal-tl-br="none" fo:border-left="none" fo:border-right="none" fo:border-top="1.76pt solid #313739"/>
    </style:style>
    <style:style style:name="ce18" style:family="table-cell" style:parent-style-name="Default">
      <style:table-cell-properties fo:border-bottom="none" style:diagonal-bl-tr="none" style:diagonal-tl-br="none" fo:border-left="none" fo:border-right="none" fo:border-top="1.76pt solid #313739"/>
    </style:style>
    <style:style style:name="ce19" style:family="table-cell" style:parent-style-name="Default">
      <style:table-cell-properties fo:border-bottom="1.76pt solid #313739" style:diagonal-bl-tr="none" style:diagonal-tl-br="none" fo:border-left="none" fo:border-right="none" fo:border-top="none"/>
    </style:style>
    <style:style style:name="ce20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TL_20_RowHeader">
      <style:table-cell-properties fo:border-bottom="none" style:diagonal-bl-tr="none" style:diagonal-tl-br="none" fo:border-left="none" fo:border-right="1.76pt solid #313739" fo:border-top="1.76pt solid #313739"/>
    </style:style>
    <style:style style:name="ce23" style:family="table-cell" style:parent-style-name="TL_20_RowHeader">
      <style:table-cell-properties fo:border-bottom="none" style:diagonal-bl-tr="none" style:diagonal-tl-br="none" fo:border-left="none" fo:border-right="1.76pt solid #313739" fo:border-top="none"/>
    </style:style>
    <style:style style:name="ce24" style:family="table-cell" style:parent-style-name="TL_20_RowHeader">
      <style:table-cell-properties fo:border-bottom="1.76pt solid #313739" style:diagonal-bl-tr="none" style:diagonal-tl-br="none" fo:border-left="none" fo:border-right="1.76pt solid #313739" fo:border-top="none"/>
    </style:style>
    <style:style style:name="ce25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TL_20_Data">
      <style:table-cell-properties fo:border-bottom="none" style:diagonal-bl-tr="none" style:diagonal-tl-br="none" fo:border-left="1.76pt solid #313739" fo:border-right="none" fo:border-top="1.76pt solid #313739"/>
    </style:style>
    <style:style style:name="ce28" style:family="table-cell" style:parent-style-name="TL_20_Data">
      <style:table-cell-properties fo:border-bottom="none" style:diagonal-bl-tr="none" style:diagonal-tl-br="none" fo:border-left="1.76pt solid #313739" fo:border-right="none" fo:border-top="none"/>
    </style:style>
    <style:style style:name="ce29" style:family="table-cell" style:parent-style-name="TL_20_Data">
      <style:table-cell-properties fo:border-bottom="1.76pt solid #313739" style:diagonal-bl-tr="none" style:diagonal-tl-br="none" fo:border-left="1.76pt solid #313739" fo:border-right="none" fo:border-top="none"/>
    </style:style>
    <style:style style:name="ce30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TL_20_Data">
      <style:table-cell-properties fo:border-bottom="none" style:diagonal-bl-tr="none" style:diagonal-tl-br="none" fo:border-left="none" fo:border-right="none" fo:border-top="1.76pt solid #313739"/>
    </style:style>
    <style:style style:name="ce33" style:family="table-cell" style:parent-style-name="TL_20_Data">
      <style:table-cell-properties fo:border-bottom="1.76pt solid #313739" style:diagonal-bl-tr="none" style:diagonal-tl-br="none" fo:border-left="none" fo:border-right="none" fo:border-top="none"/>
    </style:style>
    <style:style style:name="ce34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7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TL_20_Data">
      <style:table-cell-properties fo:border-bottom="none" style:diagonal-bl-tr="none" style:diagonal-tl-br="none" fo:border-left="none" fo:border-right="1.76pt solid #313739" fo:border-top="1.76pt solid #313739"/>
    </style:style>
    <style:style style:name="ce41" style:family="table-cell" style:parent-style-name="TL_20_Data">
      <style:table-cell-properties fo:border-bottom="none" style:diagonal-bl-tr="none" style:diagonal-tl-br="none" fo:border-left="none" fo:border-right="1.76pt solid #313739" fo:border-top="none"/>
    </style:style>
    <style:style style:name="ce42" style:family="table-cell" style:parent-style-name="TL_20_Data">
      <style:table-cell-properties fo:border-bottom="1.76pt solid #313739" style:diagonal-bl-tr="none" style:diagonal-tl-br="none" fo:border-left="none" fo:border-right="1.76pt solid #313739" fo:border-top="none"/>
    </style:style>
    <style:style style:name="ce4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313739" style:diagonal-bl-tr="none" style:diagonal-tl-br="none" fo:border-left="none" fo:padding="2.01pt" fo:border-right="1.76pt solid #313739" style:rotation-align="none" fo:border-top="1.76pt solid #313739"/>
    </style:style>
    <style:style style:name="ce5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1.76pt solid #313739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9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6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.</text:p>
          </table:table-cell>
          <table:table-cell table:style-name="ce9" office:value-type="string" calcext:value-type="string" table:number-columns-spanned="4" table:number-rows-spanned="2">
            <text:p>Plaatselijke indeeling.</text:p>
          </table:table-cell>
          <table:covered-table-cell table:number-columns-repeated="2" table:style-name="ce15"/>
          <table:covered-table-cell table:style-name="ce20"/>
          <table:table-cell/>
          <table:table-cell table:style-name="ce25" office:value-type="string" calcext:value-type="string" table:number-columns-spanned="3" table:number-rows-spanned="1">
            <text:p>Woonhuizen in de gemeente.</text:p>
          </table:table-cell>
          <table:covered-table-cell table:number-columns-repeated="2" table:style-name="ce30"/>
          <table:table-cell table:style-name="ce34" office:value-type="string" calcext:value-type="string">
            <text:p>Bewoonde schepen.</text:p>
          </table:table-cell>
          <table:table-cell table:style-name="ce34" office:value-type="string" calcext:value-type="string">
            <text:p>Bewoonde wagens.</text:p>
          </table:table-cell>
          <table:table-cell table:style-name="ce35" office:value-type="string" calcext:value-type="string" table:number-columns-spanned="1" table:number-rows-spanned="2">
            <text:p>Verdere onbewoonde gebouwen als kerken, scholen, schuren, pakhuizen, enz.</text:p>
          </table:table-cell>
          <table:table-cell table:style-name="ce34" office:value-type="string" calcext:value-type="string">
            <text:p>Bewoonde schepen.</text:p>
          </table:table-cell>
          <table:table-cell table:style-name="ce34" office:value-type="string" calcext:value-type="string">
            <text:p>Bewoonde wagens.</text:p>
          </table:table-cell>
          <table:table-cell table:style-name="ce34" office:value-type="string" calcext:value-type="string" table:number-columns-spanned="3" table:number-rows-spanned="1">
            <text:p>Bevolking die in de gemeente werkelijke woonplaats heeft.</text:p>
          </table:table-cell>
          <table:covered-table-cell table:number-columns-repeated="2" table:style-name="ce34"/>
          <table:table-cell table:style-name="ce38" office:value-type="string" calcext:value-type="string" table:number-columns-spanned="2" table:number-rows-spanned="1">
            <text:p>Tijdelijk aanwezigen.</text:p>
          </table:table-cell>
          <table:covered-table-cell table:style-name="ce38"/>
          <table:table-cell table:style-name="ce43" office:value-type="string" calcext:value-type="string" table:number-columns-spanned="1" table:number-rows-spanned="2">
            <text:p>Telling</text:p>
          </table:table-cell>
          <table:table-cell table:style-name="ce48" office:value-type="string" calcext:value-type="string" table:number-columns-spanned="1" table:number-rows-spanned="2">
            <text:p>Tabel</text:p>
          </table:table-cell>
          <table:table-cell table:style-name="ce48" office:value-type="string" calcext:value-type="string" table:number-columns-spanned="1" table:number-rows-spanned="2">
            <text:p>Pagina</text:p>
          </table:table-cell>
          <table:table-cell table:style-name="ce48" office:value-type="string" calcext:value-type="string" table:number-columns-spanned="1" table:number-rows-spanned="2">
            <text:p>Provincie</text:p>
          </table:table-cell>
          <table:table-cell table:style-name="ce53" office:value-type="string" calcext:value-type="string" table:number-columns-spanned="1" table:number-rows-spanned="2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number-columns-repeated="2" table:style-name="ce16"/>
          <table:covered-table-cell table:style-name="ce21"/>
          <table:table-cell/>
          <table:table-cell table:style-name="ce26" office:value-type="string" calcext:value-type="string">
            <text:p>Bewoonde huizen.</text:p>
          </table:table-cell>
          <table:table-cell table:style-name="ce31" office:value-type="string" calcext:value-type="string">
            <text:p>Onbewoonde woonhuizen.</text:p>
          </table:table-cell>
          <table:table-cell table:style-name="ce31" office:value-type="string" calcext:value-type="string">
            <text:p>Woonhuizen in aanbouw.</text:p>
          </table:table-cell>
          <table:table-cell table:style-name="ce31" office:value-type="string" calcext:value-type="string" table:number-columns-spanned="2" table:number-rows-spanned="1">
            <text:p>waarvan de bewoners werkelijke woonplaats in de gemeente hebben.</text:p>
          </table:table-cell>
          <table:covered-table-cell table:style-name="ce31"/>
          <table:covered-table-cell table:style-name="ce36"/>
          <table:table-cell table:style-name="ce31" office:value-type="string" calcext:value-type="string" table:number-columns-spanned="2" table:number-rows-spanned="1">
            <text:p>Tijdelijk aanwezig.</text:p>
          </table:table-cell>
          <table:covered-table-cell table:style-name="ce31"/>
          <table:table-cell table:style-name="ce37" office:value-type="string" calcext:value-type="string">
            <text:p>Mannen.</text:p>
          </table:table-cell>
          <table:table-cell table:style-name="ce37" office:value-type="string" calcext:value-type="string">
            <text:p>Vrouwen.</text:p>
          </table:table-cell>
          <table:table-cell table:style-name="ce37" office:value-type="string" calcext:value-type="string">
            <text:p>Totaal.</text:p>
          </table:table-cell>
          <table:table-cell table:style-name="ce37" office:value-type="string" calcext:value-type="string">
            <text:p>Mannen.</text:p>
          </table:table-cell>
          <table:table-cell table:style-name="ce39" office:value-type="string" calcext:value-type="string">
            <text:p>Vrouwen.</text:p>
          </table:table-cell>
          <table:covered-table-cell table:style-name="ce44"/>
          <table:covered-table-cell table:number-columns-repeated="3" table:style-name="ce49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bcoude-Baambrugge</text:p>
          </table:table-cell>
          <table:table-cell table:style-name="ce11" office:value-type="string" calcext:value-type="string">
            <text:p>Kom</text:p>
          </table:table-cell>
          <table:table-cell table:style-name="ce17" office:value-type="string" calcext:value-type="string">
            <text:p>A</text:p>
          </table:table-cell>
          <table:table-cell table:style-name="ce18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3" calcext:value-type="float">
            <text:p>93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18" calcext:value-type="float">
            <text:p>1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50" office:value-type="string" calcext:value-type="string">
            <text:p>06_D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5" calcext:value-type="float">
            <text:p>9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198" calcext:value-type="float">
            <text:p>198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04" calcext:value-type="float">
            <text:p>20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i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8" calcext:value-type="float">
            <text:p>5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l. Baambrug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onkervlietschepold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Veenka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Roodenmolenpold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Winkelpold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't Slo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Hoog- en Groenlandschepold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onkervlietschepolder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7" calcext:value-type="float">
            <text:p>1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11" calcext:value-type="float">
            <text:p>7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31" calcext:value-type="float">
            <text:p>33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37" calcext:value-type="float">
            <text:p>737</text:p>
          </table:table-cell>
          <table:table-cell table:style-name="TL_20_Data" office:value-type="float" office:value="818" calcext:value-type="float">
            <text:p>818</text:p>
          </table:table-cell>
          <table:table-cell table:style-name="TL_20_Data" office:value-type="float" office:value="1555" calcext:value-type="float">
            <text:p>1555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41" office:value-type="float" office:value="44" calcext:value-type="float">
            <text:p>4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erkbuu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o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6" calcext:value-type="float">
            <text:p>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raat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Achter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Jaagpa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oppel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03" calcext:value-type="float">
            <text:p>20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28" calcext:value-type="float">
            <text:p>828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Weg Voetange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Weg Voetangel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Winkel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warska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Proostdij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Nellenstei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otsho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otshol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36" calcext:value-type="float">
            <text:p>13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39" calcext:value-type="float">
            <text:p>33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1555" calcext:value-type="float">
            <text:p>1555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Kerk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Kooi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Gagel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St. Anthonij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Loevenhoutsche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Vecht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Lekdijk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orp, Gest. Oude Mannen en Vrouw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323" calcext:value-type="float">
            <text:p>32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84" calcext:value-type="float">
            <text:p>784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1520" calcext:value-type="float">
            <text:p>1520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El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32" calcext:value-type="float">
            <text:p>3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1576" calcext:value-type="float">
            <text:p>1576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Lek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El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1" calcext:value-type="float">
            <text:p>8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Over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91" calcext:value-type="float">
            <text:p>19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1013" calcext:value-type="float">
            <text:p>10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23" calcext:value-type="float">
            <text:p>523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355" calcext:value-type="float">
            <text:p>1355</text:p>
          </table:table-cell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2589" calcext:value-type="float">
            <text:p>2589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41" office:value-type="float" office:value="34" calcext:value-type="float">
            <text:p>3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st. voor Oude Mannen en Vrouw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rger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st. Verlaten kinder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325" calcext:value-type="float">
            <text:p>3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603" calcext:value-type="float">
            <text:p>160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34" calcext:value-type="float">
            <text:p>3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O. L. Vrouwen stichting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Elisabeths-ziek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07" calcext:value-type="float">
            <text:p>20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4" calcext:value-type="float">
            <text:p>33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692" calcext:value-type="float">
            <text:p>692</text:p>
          </table:table-cell>
          <table:table-cell table:style-name="TL_20_Data" office:value-type="float" office:value="758" calcext:value-type="float">
            <text:p>758</text:p>
          </table:table-cell>
          <table:table-cell table:style-name="TL_20_Data" office:value-type="float" office:value="1450" calcext:value-type="float">
            <text:p>145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1" calcext:value-type="float">
            <text:p>4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1018" calcext:value-type="float">
            <text:p>1018</text:p>
          </table:table-cell>
          <table:table-cell table:style-name="TL_20_Data" office:value-type="float" office:value="1989" calcext:value-type="float">
            <text:p>198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St. Pieters Blokland Gast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347" calcext:value-type="float">
            <text:p>3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790" calcext:value-type="float">
            <text:p>790</text:p>
          </table:table-cell>
          <table:table-cell table:style-name="TL_20_Data" office:value-type="float" office:value="880" calcext:value-type="float">
            <text:p>880</text:p>
          </table:table-cell>
          <table:table-cell table:style-name="TL_20_Data" office:value-type="float" office:value="1670" calcext:value-type="float">
            <text:p>1670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St. Josefsgesticht voor jongens, meisjes en dames</text:p>
          </table:table-cell>
          <table:table-cell table:style-name="ce23"/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O. R. K. Cleresi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60" calcext:value-type="float">
            <text:p>46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1171" calcext:value-type="float">
            <text:p>1171</text:p>
          </table:table-cell>
          <table:table-cell table:style-name="TL_20_Data" office:value-type="float" office:value="2212" calcext:value-type="float">
            <text:p>2212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41" office:value-type="float" office:value="25" calcext:value-type="float">
            <text:p>2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Damesgest. Scheltu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G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82" calcext:value-type="float">
            <text:p>28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1437" calcext:value-type="float">
            <text:p>1437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1" office:value-type="float" office:value="42" calcext:value-type="float">
            <text:p>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Kaz. v. bereden wapens en militaire woningen</text:p>
          </table:table-cell>
          <table:table-cell table:style-name="ce23"/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91" calcext:value-type="float">
            <text:p>29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720" calcext:value-type="float">
            <text:p>2720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499" calcext:value-type="float">
            <text:p>6499</text:p>
          </table:table-cell>
          <table:table-cell table:style-name="TL_20_Data" office:value-type="float" office:value="7257" calcext:value-type="float">
            <text:p>7257</text:p>
          </table:table-cell>
          <table:table-cell table:style-name="TL_20_Data" office:value-type="float" office:value="13756" calcext:value-type="float">
            <text:p>13756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ce41" office:value-type="float" office:value="202" calcext:value-type="float">
            <text:p>20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Kaz. infant. en woningen gehuwde militairen</text:p>
          </table:table-cell>
          <table:table-cell table:style-name="ce23"/>
          <table:table-cell/>
          <table:table-cell table:style-name="ce28" office:value-type="float" office:value="64" calcext:value-type="float">
            <text:p>64</text:p>
          </table:table-cell>
          <table:table-cell table:style-name="TL_20_Data" table:number-columns-repeated="7"/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Doorgang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St. Aldegonde Gast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601" calcext:value-type="float">
            <text:p>60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1487" calcext:value-type="float">
            <text:p>1487</text:p>
          </table:table-cell>
          <table:table-cell table:style-name="TL_20_Data" office:value-type="float" office:value="3014" calcext:value-type="float">
            <text:p>30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Burger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46" calcext:value-type="float">
            <text:p>14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2" calcext:value-type="float">
            <text:p>222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36" calcext:value-type="float">
            <text:p>103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38" calcext:value-type="float">
            <text:p>2838</text:p>
          </table:table-cell>
          <table:table-cell table:style-name="TL_20_Data" office:value-type="float" office:value="2490" calcext:value-type="float">
            <text:p>2490</text:p>
          </table:table-cell>
          <table:table-cell table:style-name="TL_20_Data" office:value-type="float" office:value="5328" calcext:value-type="float">
            <text:p>5328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ce41" office:value-type="float" office:value="53" calcext:value-type="float">
            <text:p>5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756" calcext:value-type="float">
            <text:p>3756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342" calcext:value-type="float">
            <text:p>9342</text:p>
          </table:table-cell>
          <table:table-cell table:style-name="TL_20_Data" office:value-type="float" office:value="9747" calcext:value-type="float">
            <text:p>9747</text:p>
          </table:table-cell>
          <table:table-cell table:style-name="TL_20_Data" office:value-type="float" office:value="19089" calcext:value-type="float">
            <text:p>19089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ce41" office:value-type="float" office:value="255" calcext:value-type="float">
            <text:p>25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5" calcext:value-type="float">
            <text:p>23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table:number-columns-repeated="2"/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29" calcext:value-type="float">
            <text:p>2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3" calcext:value-type="float">
            <text:p>1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Diakoness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45" calcext:value-type="float">
            <text:p>24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Meisjes Kost- en Dagschool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76" calcext:value-type="float">
            <text:p>17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841" calcext:value-type="float">
            <text:p>841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32" calcext:value-type="float">
            <text:p>3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G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4" calcext:value-type="float">
            <text:p>14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2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Jongens Kostschool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95" calcext:value-type="float">
            <text:p>29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1393" calcext:value-type="float">
            <text:p>1393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uurts. Groene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9" calcext:value-type="float">
            <text:p>4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88" calcext:value-type="float">
            <text:p>1288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300" calcext:value-type="float">
            <text:p>300</text:p>
          </table:table-cell>
          <table:table-cell table:style-name="TL_20_Data" table:number-columns-repeated="2"/>
          <table:table-cell table:style-name="TL_20_Data" office:value-type="float" office:value="2740" calcext:value-type="float">
            <text:p>2740</text:p>
          </table:table-cell>
          <table:table-cell table:style-name="TL_20_Data" office:value-type="float" office:value="3343" calcext:value-type="float">
            <text:p>3343</text:p>
          </table:table-cell>
          <table:table-cell table:style-name="TL_20_Data" office:value-type="float" office:value="6083" calcext:value-type="float">
            <text:p>6083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ce41" office:value-type="float" office:value="136" calcext:value-type="float">
            <text:p>13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oest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er Ee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er Eem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uurts. Groene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Dorp De Vuursch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8" calcext:value-type="float">
            <text:p>7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2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74" calcext:value-type="float">
            <text:p>17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462" calcext:value-type="float">
            <text:p>1462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167" calcext:value-type="float">
            <text:p>3167</text:p>
          </table:table-cell>
          <table:table-cell table:style-name="TL_20_Data" office:value-type="float" office:value="3790" calcext:value-type="float">
            <text:p>3790</text:p>
          </table:table-cell>
          <table:table-cell table:style-name="TL_20_Data" office:value-type="float" office:value="6957" calcext:value-type="float">
            <text:p>6957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ce41" office:value-type="float" office:value="160" calcext:value-type="float">
            <text:p>16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4" calcext:value-type="float">
            <text:p>3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1755" calcext:value-type="float">
            <text:p>175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54" calcext:value-type="float">
            <text:p>3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1755" calcext:value-type="float">
            <text:p>175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77" calcext:value-type="float">
            <text:p>37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966" calcext:value-type="float">
            <text:p>966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1869" calcext:value-type="float">
            <text:p>186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6" calcext:value-type="float">
            <text:p>8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8" calcext:value-type="float">
            <text:p>33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2"/>
          <table:table-cell table:style-name="TL_20_Data" office:value-type="float" office:value="818" calcext:value-type="float">
            <text:p>818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625" calcext:value-type="float">
            <text:p>1625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1" office:value-type="float" office:value="32" calcext:value-type="float">
            <text:p>3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24" calcext:value-type="float">
            <text:p>42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2"/>
          <table:table-cell table:style-name="TL_20_Data" office:value-type="float" office:value="1002" calcext:value-type="float">
            <text:p>1002</text:p>
          </table:table-cell>
          <table:table-cell table:style-name="TL_20_Data" office:value-type="float" office:value="1007" calcext:value-type="float">
            <text:p>1007</text:p>
          </table:table-cell>
          <table:table-cell table:style-name="TL_20_Data" office:value-type="float" office:value="2009" calcext:value-type="float">
            <text:p>2009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41" office:value-type="float" office:value="39" calcext:value-type="float">
            <text:p>3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1" calcext:value-type="float">
            <text:p>1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ijdel. Militaire pos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9" calcext:value-type="float">
            <text:p>9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4" calcext:value-type="float">
            <text:p>4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95" calcext:value-type="float">
            <text:p>19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19" calcext:value-type="float">
            <text:p>61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17" calcext:value-type="float">
            <text:p>1517</text:p>
          </table:table-cell>
          <table:table-cell table:style-name="TL_20_Data" office:value-type="float" office:value="1477" calcext:value-type="float">
            <text:p>1477</text:p>
          </table:table-cell>
          <table:table-cell table:style-name="TL_20_Data" office:value-type="float" office:value="2994" calcext:value-type="float">
            <text:p>2994</text:p>
          </table:table-cell>
          <table:table-cell table:style-name="TL_20_Data" office:value-type="float" office:value="76" calcext:value-type="float">
            <text:p>76</text:p>
          </table:table-cell>
          <table:table-cell table:style-name="ce41" office:value-type="float" office:value="54" calcext:value-type="float">
            <text:p>5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9" calcext:value-type="float">
            <text:p>3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1300" calcext:value-type="float">
            <text:p>1300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09" calcext:value-type="float">
            <text:p>3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1309" calcext:value-type="float">
            <text:p>1309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3" calcext:value-type="float">
            <text:p>19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949" calcext:value-type="float">
            <text:p>949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93" calcext:value-type="float">
            <text:p>19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76" calcext:value-type="float">
            <text:p>476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951" calcext:value-type="float">
            <text:p>95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02" calcext:value-type="float">
            <text:p>50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1180" calcext:value-type="float">
            <text:p>1180</text:p>
          </table:table-cell>
          <table:table-cell table:style-name="TL_20_Data" office:value-type="float" office:value="2260" calcext:value-type="float">
            <text:p>2260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41" office:value-type="float" office:value="46" calcext:value-type="float">
            <text:p>4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reukele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1" calcext:value-type="float">
            <text:p>8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1" calcext:value-type="float">
            <text:p>8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8" calcext:value-type="float">
            <text:p>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24" calcext:value-type="float">
            <text:p>2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reukele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15" calcext:value-type="float">
            <text:p>11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96" calcext:value-type="float">
            <text:p>19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unni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3" calcext:value-type="float">
            <text:p>1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44" calcext:value-type="float">
            <text:p>14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2" calcext:value-type="float">
            <text:p>8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4" calcext:value-type="float">
            <text:p>44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6" calcext:value-type="float">
            <text:p>1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70" calcext:value-type="float">
            <text:p>27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1237" calcext:value-type="float">
            <text:p>1237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22" calcext:value-type="float">
            <text:p>2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unscho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orp Spakenbu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1" calcext:value-type="float">
            <text:p>39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000" calcext:value-type="float">
            <text:p>1000</text:p>
          </table:table-cell>
          <table:table-cell table:style-name="TL_20_Data" office:value-type="float" office:value="967" calcext:value-type="float">
            <text:p>967</text:p>
          </table:table-cell>
          <table:table-cell table:style-name="TL_20_Data" office:value-type="float" office:value="1967" calcext:value-type="float">
            <text:p>1967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uurtschap Dijkhuizen (ook wel gen. Eemdijk)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29" calcext:value-type="float">
            <text:p>5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1297" calcext:value-type="float">
            <text:p>1297</text:p>
          </table:table-cell>
          <table:table-cell table:style-name="TL_20_Data" office:value-type="float" office:value="1248" calcext:value-type="float">
            <text:p>1248</text:p>
          </table:table-cell>
          <table:table-cell table:style-name="TL_20_Data" office:value-type="float" office:value="2545" calcext:value-type="float">
            <text:p>254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Bunscho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style-name="TL_20_Data" table:number-columns-repeated="7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uurtschap Dijkhuizen (ook wel gen. Eemdijk)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89" calcext:value-type="float">
            <text:p>58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1446" calcext:value-type="float">
            <text:p>1446</text:p>
          </table:table-cell>
          <table:table-cell table:style-name="TL_20_Data" office:value-type="float" office:value="1395" calcext:value-type="float">
            <text:p>1395</text:p>
          </table:table-cell>
          <table:table-cell table:style-name="TL_20_Data" office:value-type="float" office:value="2841" calcext:value-type="float">
            <text:p>284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9" calcext:value-type="float">
            <text:p>99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99" calcext:value-type="float">
            <text:p>99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75" calcext:value-type="float">
            <text:p>17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, Kostschool "Middenbosch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92" calcext:value-type="float">
            <text:p>29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1463" calcext:value-type="float">
            <text:p>146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38" calcext:value-type="float">
            <text:p>3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93" calcext:value-type="float">
            <text:p>2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756" calcext:value-type="float">
            <text:p>756</text:p>
          </table:table-cell>
          <table:table-cell table:style-name="TL_20_Data" office:value-type="float" office:value="1486" calcext:value-type="float">
            <text:p>1486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39" calcext:value-type="float">
            <text:p>3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uilla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Molenei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7" calcext:value-type="float">
            <text:p>9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36" calcext:value-type="float">
            <text:p>13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695" calcext:value-type="float">
            <text:p>695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29" calcext:value-type="float">
            <text:p>42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100" calcext:value-type="float">
            <text:p>1100</text:p>
          </table:table-cell>
          <table:table-cell table:style-name="TL_20_Data" office:value-type="float" office:value="1082" calcext:value-type="float">
            <text:p>1082</text:p>
          </table:table-cell>
          <table:table-cell table:style-name="TL_20_Data" office:value-type="float" office:value="2182" calcext:value-type="float">
            <text:p>2182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41" office:value-type="float" office:value="57" calcext:value-type="float">
            <text:p>5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Aartsbisschoppelijk Seminarie "Utrecht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"Mon desir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7" calcext:value-type="float">
            <text:p>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343" calcext:value-type="float">
            <text:p>34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459" calcext:value-type="float">
            <text:p>1459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1" office:value-type="float" office:value="37" calcext:value-type="float">
            <text:p>3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45" calcext:value-type="float">
            <text:p>34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1578" calcext:value-type="float">
            <text:p>1578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1" office:value-type="float" office:value="37" calcext:value-type="float">
            <text:p>3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3" calcext:value-type="float">
            <text:p>4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looster "Arcaparis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5" calcext:value-type="float">
            <text:p>5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Inrichting v. zenuwziek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0" calcext:value-type="float">
            <text:p>12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9" calcext:value-type="float">
            <text:p>4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14" calcext:value-type="float">
            <text:p>31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821" calcext:value-type="float">
            <text:p>821</text:p>
          </table:table-cell>
          <table:table-cell table:style-name="TL_20_Data" office:value-type="float" office:value="871" calcext:value-type="float">
            <text:p>871</text:p>
          </table:table-cell>
          <table:table-cell table:style-name="TL_20_Data" office:value-type="float" office:value="1692" calcext:value-type="float">
            <text:p>169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59" calcext:value-type="float">
            <text:p>65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589" calcext:value-type="float">
            <text:p>1589</text:p>
          </table:table-cell>
          <table:table-cell table:style-name="TL_20_Data" office:value-type="float" office:value="1681" calcext:value-type="float">
            <text:p>1681</text:p>
          </table:table-cell>
          <table:table-cell table:style-name="TL_20_Data" office:value-type="float" office:value="3270" calcext:value-type="float">
            <text:p>3270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41" office:value-type="float" office:value="53" calcext:value-type="float">
            <text:p>5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3" calcext:value-type="float">
            <text:p>8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9" calcext:value-type="float">
            <text:p>21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02" calcext:value-type="float">
            <text:p>30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1274" calcext:value-type="float">
            <text:p>127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02" calcext:value-type="float">
            <text:p>30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1275" calcext:value-type="float">
            <text:p>1275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Lage 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TL_20_Data" table:number-columns-repeated="7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e 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1" calcext:value-type="float">
            <text:p>7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hemaa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raat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Harmelerw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Kalverstraa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Haan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Straat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96" calcext:value-type="float">
            <text:p>19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raat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Harmelerw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eijersco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Haan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Straat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7" calcext:value-type="float">
            <text:p>5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Buurtsch. Bren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9" calcext:value-type="float">
            <text:p>5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uurts. Kraaienne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uurts. Gerversco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27" calcext:value-type="float">
            <text:p>22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1106" calcext:value-type="float">
            <text:p>110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23" calcext:value-type="float">
            <text:p>4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70" calcext:value-type="float">
            <text:p>970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office:value-type="float" office:value="1912" calcext:value-type="float">
            <text:p>1912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nkoop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3" calcext:value-type="float">
            <text:p>9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nkoop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nkoop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3" calcext:value-type="float">
            <text:p>9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1" calcext:value-type="float">
            <text:p>1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R. K. Leo-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06" calcext:value-type="float">
            <text:p>10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9" calcext:value-type="float">
            <text:p>12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625" calcext:value-type="float">
            <text:p>6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style-name="TL_20_Data" table:number-columns-repeated="7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88" calcext:value-type="float">
            <text:p>48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192" calcext:value-type="float">
            <text:p>1192</text:p>
          </table:table-cell>
          <table:table-cell table:style-name="TL_20_Data" office:value-type="float" office:value="1144" calcext:value-type="float">
            <text:p>1144</text:p>
          </table:table-cell>
          <table:table-cell table:style-name="TL_20_Data" office:value-type="float" office:value="2336" calcext:value-type="float">
            <text:p>2336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7" calcext:value-type="float">
            <text:p>9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97" calcext:value-type="float">
            <text:p>9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Hou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oij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6" calcext:value-type="float">
            <text:p>7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ud Wulv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3" calcext:value-type="float">
            <text:p>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Schonauw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91" calcext:value-type="float">
            <text:p>29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69" calcext:value-type="float">
            <text:p>769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1504" calcext:value-type="float">
            <text:p>1504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88" calcext:value-type="float">
            <text:p>38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1978" calcext:value-type="float">
            <text:p>1978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2" calcext:value-type="float">
            <text:p>3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503" calcext:value-type="float">
            <text:p>150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12" calcext:value-type="float">
            <text:p>3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808" calcext:value-type="float">
            <text:p>808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504" calcext:value-type="float">
            <text:p>150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43" calcext:value-type="float">
            <text:p>34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873" calcext:value-type="float">
            <text:p>873</text:p>
          </table:table-cell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1647" calcext:value-type="float">
            <text:p>1647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2" calcext:value-type="float">
            <text:p>10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2" calcext:value-type="float">
            <text:p>10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Nederei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9" calcext:value-type="float">
            <text:p>15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Overei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8" calcext:value-type="float">
            <text:p>8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i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Rav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0" calcext:value-type="float">
            <text:p>15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14" calcext:value-type="float">
            <text:p>41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81" calcext:value-type="float">
            <text:p>1081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2066" calcext:value-type="float">
            <text:p>206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16" calcext:value-type="float">
            <text:p>5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288" calcext:value-type="float">
            <text:p>1288</text:p>
          </table:table-cell>
          <table:table-cell table:style-name="TL_20_Data" office:value-type="float" office:value="1223" calcext:value-type="float">
            <text:p>1223</text:p>
          </table:table-cell>
          <table:table-cell table:style-name="TL_20_Data" office:value-type="float" office:value="2511" calcext:value-type="float">
            <text:p>25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2" calcext:value-type="float">
            <text:p>7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0" calcext:value-type="float">
            <text:p>1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8" calcext:value-type="float">
            <text:p>10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6"/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4" calcext:value-type="float">
            <text:p>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TL_20_Data" table:number-columns-repeated="7"/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48" calcext:value-type="float">
            <text:p>24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1392" calcext:value-type="float">
            <text:p>139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68" calcext:value-type="float">
            <text:p>36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900" calcext:value-type="float">
            <text:p>900</text:p>
          </table:table-cell>
          <table:table-cell table:style-name="TL_20_Data" office:value-type="float" office:value="961" calcext:value-type="float">
            <text:p>961</text:p>
          </table:table-cell>
          <table:table-cell table:style-name="TL_20_Data" office:value-type="float" office:value="1861" calcext:value-type="float">
            <text:p>1861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1" office:value-type="float" office:value="22" calcext:value-type="float">
            <text:p>2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3" calcext:value-type="float">
            <text:p>12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3" calcext:value-type="float">
            <text:p>12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agendijk Z.Z.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agendijk N.Z.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Spen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9" calcext:value-type="float">
            <text:p>6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92" calcext:value-type="float">
            <text:p>19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Varkensbuu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Lage 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Laagnieuwkoo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ieltjes 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Kortr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Porten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144" calcext:value-type="float">
            <text:p>144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8" calcext:value-type="float">
            <text:p>88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ngbro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Neerlang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9" calcext:value-type="float">
            <text:p>2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ngbro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Overlang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ngbroe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54" calcext:value-type="float">
            <text:p>25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1252" calcext:value-type="float">
            <text:p>125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5" calcext:value-type="float">
            <text:p>5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5" calcext:value-type="float">
            <text:p>5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art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8" calcext:value-type="float">
            <text:p>19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547" calcext:value-type="float">
            <text:p>547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Over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TL_20_Data" table:number-columns-repeated="7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33" calcext:value-type="float">
            <text:p>23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1192" calcext:value-type="float">
            <text:p>1192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31" calcext:value-type="float">
            <text:p>3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88" calcext:value-type="float">
            <text:p>28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790" calcext:value-type="float">
            <text:p>790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1439" calcext:value-type="float">
            <text:p>1439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1" office:value-type="float" office:value="46" calcext:value-type="float">
            <text:p>4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Oud Leus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3" calcext:value-type="float">
            <text:p>8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Leusder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 Fre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Lens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6" calcext:value-type="float">
            <text:p>6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Hamersfeld, We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Hamersfeld, Oost, Gest. St. Ansfridu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Hamersfeld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73" calcext:value-type="float">
            <text:p>73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Asga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Voskui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00" calcext:value-type="float">
            <text:p>40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073" calcext:value-type="float">
            <text:p>1073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2053" calcext:value-type="float">
            <text:p>2053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8" calcext:value-type="float">
            <text:p>10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04" calcext:value-type="float">
            <text:p>20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1035" calcext:value-type="float">
            <text:p>103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12" calcext:value-type="float">
            <text:p>31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716" calcext:value-type="float">
            <text:p>716</text:p>
          </table:table-cell>
          <table:table-cell table:style-name="TL_20_Data" office:value-type="float" office:value="1423" calcext:value-type="float">
            <text:p>1423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1" office:value-type="float" office:value="29" calcext:value-type="float">
            <text:p>2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Nieuwerslui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number-columns-repeated="2" table:style-name="TL_20_Data" office:value-type="float" office:value="78" calcext:value-type="float">
            <text:p>78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Loe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orp Loe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2" calcext:value-type="float">
            <text:p>13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21" calcext:value-type="float">
            <text:p>22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916" calcext:value-type="float">
            <text:p>916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3" calcext:value-type="float">
            <text:p>5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. Sloot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4" calcext:value-type="float">
            <text:p>8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05" calcext:value-type="float">
            <text:p>30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388" calcext:value-type="float">
            <text:p>1388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41" office:value-type="float" office:value="51" calcext:value-type="float">
            <text:p>5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Ter Aa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2" calcext:value-type="float">
            <text:p>6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ukoo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6" calcext:value-type="float">
            <text:p>9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Mijn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Oudov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9" calcext:value-type="float">
            <text:p>1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832" calcext:value-type="float">
            <text:p>83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Oudover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Oud-Loosdrech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3" calcext:value-type="float">
            <text:p>24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03" calcext:value-type="float">
            <text:p>503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1014" calcext:value-type="float">
            <text:p>10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Nieuw-Loosdrech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6" calcext:value-type="float">
            <text:p>10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Muije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93" calcext:value-type="float">
            <text:p>59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90" calcext:value-type="float">
            <text:p>1490</text:p>
          </table:table-cell>
          <table:table-cell table:style-name="TL_20_Data" office:value-type="float" office:value="1459" calcext:value-type="float">
            <text:p>1459</text:p>
          </table:table-cell>
          <table:table-cell table:style-name="TL_20_Data" office:value-type="float" office:value="2949" calcext:value-type="float">
            <text:p>2949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41" office:value-type="float" office:value="55" calcext:value-type="float">
            <text:p>5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6" calcext:value-type="float">
            <text:p>9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Lopiker Kape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5" calcext:value-type="float">
            <text:p>8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5" calcext:value-type="float">
            <text:p>9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99" calcext:value-type="float">
            <text:p>29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786" calcext:value-type="float">
            <text:p>786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1484" calcext:value-type="float">
            <text:p>148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33" calcext:value-type="float">
            <text:p>3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777" calcext:value-type="float">
            <text:p>777</text:p>
          </table:table-cell>
          <table:table-cell table:style-name="TL_20_Data" office:value-type="float" office:value="1637" calcext:value-type="float">
            <text:p>163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Maar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3" calcext:value-type="float">
            <text:p>8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Maarsber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48" calcext:value-type="float">
            <text:p>14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Jonge dameskostschool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39" calcext:value-type="float">
            <text:p>13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R.K. gest. "Hoornoord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94" calcext:value-type="float">
            <text:p>19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842" calcext:value-type="float">
            <text:p>842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22" calcext:value-type="float">
            <text:p>2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35" calcext:value-type="float">
            <text:p>33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1481" calcext:value-type="float">
            <text:p>1481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het weeshuis "Lindelaan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61" calcext:value-type="float">
            <text:p>6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6" calcext:value-type="float">
            <text:p>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98" calcext:value-type="float">
            <text:p>9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33" calcext:value-type="float">
            <text:p>43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3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70" calcext:value-type="float">
            <text:p>970</text:p>
          </table:table-cell>
          <table:table-cell table:style-name="TL_20_Data" office:value-type="float" office:value="1076" calcext:value-type="float">
            <text:p>1076</text:p>
          </table:table-cell>
          <table:table-cell table:style-name="TL_20_Data" office:value-type="float" office:value="2046" calcext:value-type="float">
            <text:p>2046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41" office:value-type="float" office:value="38" calcext:value-type="float">
            <text:p>3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4" calcext:value-type="float">
            <text:p>1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14" calcext:value-type="float">
            <text:p>1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7" calcext:value-type="float">
            <text:p>14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78" calcext:value-type="float">
            <text:p>1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92" calcext:value-type="float">
            <text:p>29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384" calcext:value-type="float">
            <text:p>1384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1" office:value-type="float" office:value="25" calcext:value-type="float">
            <text:p>2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Maartens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1" calcext:value-type="float">
            <text:p>7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lauwkape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96" calcext:value-type="float">
            <text:p>9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Maartens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7" calcext:value-type="float">
            <text:p>117</text:p>
          </table:table-cell>
          <table:table-cell table:style-name="TL_20_Data" table:number-columns-repeated="7"/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Achter We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Nieuwe We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Groeneka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8" calcext:value-type="float">
            <text:p>9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lauwkape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Biltstraa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Zwarte Wat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89" calcext:value-type="float">
            <text:p>38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40" calcext:value-type="float">
            <text:p>1040</text:p>
          </table:table-cell>
          <table:table-cell table:style-name="TL_20_Data" office:value-type="float" office:value="959" calcext:value-type="float">
            <text:p>959</text:p>
          </table:table-cell>
          <table:table-cell table:style-name="TL_20_Data" office:value-type="float" office:value="1999" calcext:value-type="float">
            <text:p>1999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85" calcext:value-type="float">
            <text:p>48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266" calcext:value-type="float">
            <text:p>1266</text:p>
          </table:table-cell>
          <table:table-cell table:style-name="TL_20_Data" office:value-type="float" office:value="1181" calcext:value-type="float">
            <text:p>1181</text:p>
          </table:table-cell>
          <table:table-cell table:style-name="TL_20_Data" office:value-type="float" office:value="2447" calcext:value-type="float">
            <text:p>2447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Rijksopvoedingsgesticht</text:p>
          </table:table-cell>
          <table:table-cell table:style-name="ce23"/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92" calcext:value-type="float">
            <text:p>19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3" calcext:value-type="float">
            <text:p>16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57" calcext:value-type="float">
            <text:p>35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829" calcext:value-type="float">
            <text:p>829</text:p>
          </table:table-cell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1" calcext:value-type="float">
            <text:p>6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18" calcext:value-type="float">
            <text:p>4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956" calcext:value-type="float">
            <text:p>956</text:p>
          </table:table-cell>
          <table:table-cell table:style-name="TL_20_Data" office:value-type="float" office:value="1789" calcext:value-type="float">
            <text:p>1789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149" calcext:value-type="float">
            <text:p>149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5" calcext:value-type="float">
            <text:p>10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2" calcext:value-type="float">
            <text:p>20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3" calcext:value-type="float">
            <text:p>1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597" calcext:value-type="float">
            <text:p>59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5" calcext:value-type="float">
            <text:p>16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2" calcext:value-type="float">
            <text:p>8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47" calcext:value-type="float">
            <text:p>64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537" calcext:value-type="float">
            <text:p>1537</text:p>
          </table:table-cell>
          <table:table-cell table:style-name="TL_20_Data" office:value-type="float" office:value="1488" calcext:value-type="float">
            <text:p>1488</text:p>
          </table:table-cell>
          <table:table-cell table:style-name="TL_20_Data" office:value-type="float" office:value="3025" calcext:value-type="float">
            <text:p>3025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41" office:value-type="float" office:value="42" calcext:value-type="float">
            <text:p>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52" calcext:value-type="float">
            <text:p>75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754" calcext:value-type="float">
            <text:p>1754</text:p>
          </table:table-cell>
          <table:table-cell table:style-name="TL_20_Data" office:value-type="float" office:value="1725" calcext:value-type="float">
            <text:p>1725</text:p>
          </table:table-cell>
          <table:table-cell table:style-name="TL_20_Data" office:value-type="float" office:value="3479" calcext:value-type="float">
            <text:p>3479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41" office:value-type="float" office:value="53" calcext:value-type="float">
            <text:p>5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6" calcext:value-type="float">
            <text:p>8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6" calcext:value-type="float">
            <text:p>8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2" calcext:value-type="float">
            <text:p>42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28" calcext:value-type="float">
            <text:p>128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9" calcext:value-type="float">
            <text:p>3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1" calcext:value-type="float">
            <text:p>9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enrijn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Oudenrij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7" calcext:value-type="float">
            <text:p>1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enrij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7" calcext:value-type="float">
            <text:p>1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9" calcext:value-type="float">
            <text:p>14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49" calcext:value-type="float">
            <text:p>14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80" calcext:value-type="float">
            <text:p>18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937" calcext:value-type="float">
            <text:p>93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/>
          <table:table-cell/>
          <table:table-cell table:style-name="ce28" office:value-type="float" office:value="121" calcext:value-type="float">
            <text:p>12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1" calcext:value-type="float">
            <text:p>12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Emmik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e Groe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Noorderkwarti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6" calcext:value-type="float">
            <text:p>1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47" calcext:value-type="float">
            <text:p>2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717" calcext:value-type="float">
            <text:p>717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1367" calcext:value-type="float">
            <text:p>1367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ad, Jongenskostschool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ad, Meisjeskostschool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ad, Prot. Bestedeling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ad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308" calcext:value-type="float">
            <text:p>30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2"/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1568" calcext:value-type="float">
            <text:p>1568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ad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11" calcext:value-type="float">
            <text:p>3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2"/>
          <table:table-cell table:style-name="TL_20_Data" office:value-type="float" office:value="839" calcext:value-type="float">
            <text:p>839</text:p>
          </table:table-cell>
          <table:table-cell table:style-name="TL_20_Data" office:value-type="float" office:value="823" calcext:value-type="float">
            <text:p>823</text:p>
          </table:table-cell>
          <table:table-cell table:style-name="TL_20_Data" office:value-type="float" office:value="1662" calcext:value-type="float">
            <text:p>166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a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0" calcext:value-type="float">
            <text:p>24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1227" calcext:value-type="float">
            <text:p>1227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ad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Achter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9" calcext:value-type="float">
            <text:p>29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54" calcext:value-type="float">
            <text:p>854</text:p>
          </table:table-cell>
          <table:table-cell table:style-name="TL_20_Data" office:value-type="float" office:value="694" calcext:value-type="float">
            <text:p>694</text:p>
          </table:table-cell>
          <table:table-cell table:style-name="TL_20_Data" office:value-type="float" office:value="1548" calcext:value-type="float">
            <text:p>154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Achterberg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El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7" calcext:value-type="float">
            <text:p>21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1091" calcext:value-type="float">
            <text:p>109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Elst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56" calcext:value-type="float">
            <text:p>75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2064" calcext:value-type="float">
            <text:p>2064</text:p>
          </table:table-cell>
          <table:table-cell table:style-name="TL_20_Data" office:value-type="float" office:value="1818" calcext:value-type="float">
            <text:p>1818</text:p>
          </table:table-cell>
          <table:table-cell table:style-name="TL_20_Data" office:value-type="float" office:value="3882" calcext:value-type="float">
            <text:p>3882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1" office:value-type="float" office:value="31" calcext:value-type="float">
            <text:p>3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67" calcext:value-type="float">
            <text:p>106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2904" calcext:value-type="float">
            <text:p>2904</text:p>
          </table:table-cell>
          <table:table-cell table:style-name="TL_20_Data" office:value-type="float" office:value="2641" calcext:value-type="float">
            <text:p>2641</text:p>
          </table:table-cell>
          <table:table-cell table:style-name="TL_20_Data" office:value-type="float" office:value="5545" calcext:value-type="float">
            <text:p>5545</text:p>
          </table:table-cell>
          <table:table-cell table:style-name="TL_20_Data" office:value-type="float" office:value="59" calcext:value-type="float">
            <text:p>59</text:p>
          </table:table-cell>
          <table:table-cell table:style-name="ce41" office:value-type="float" office:value="50" calcext:value-type="float">
            <text:p>5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Portengenschebru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Ter Aa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Kortr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Zuid-Eind v. Porten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Noord-Eind v. Porten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table:number-columns-repeated="7"/>
          <table:table-cell table:number-columns-repeated="2" table:style-name="TL_20_Data" office:value-type="float" office:value="83" calcext:value-type="float">
            <text:p>83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ud-Aa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reukelerw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6" calcext:value-type="float">
            <text:p>5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2" calcext:value-type="float">
            <text:p>102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. Jozef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77" calcext:value-type="float">
            <text:p>7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8" calcext:value-type="float">
            <text:p>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7" calcext:value-type="float">
            <text:p>4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25" calcext:value-type="float">
            <text:p>1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577" calcext:value-type="float">
            <text:p>57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6" calcext:value-type="float">
            <text:p>10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04" calcext:value-type="float">
            <text:p>20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number-columns-repeated="2" table:style-name="TL_20_Data" office:value-type="float" office:value="516" calcext:value-type="float">
            <text:p>516</text:p>
          </table:table-cell>
          <table:table-cell table:style-name="TL_20_Data" office:value-type="float" office:value="1032" calcext:value-type="float">
            <text:p>103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64" calcext:value-type="float">
            <text:p>26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e W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e Lange Linschoten, Zuid-zij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 Lange Linschoten, Noord-zij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9" calcext:value-type="float">
            <text:p>9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St. Jozef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85" calcext:value-type="float">
            <text:p>28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26" calcext:value-type="float">
            <text:p>626</text:p>
          </table:table-cell>
          <table:table-cell table:style-name="TL_20_Data" office:value-type="float" office:value="708" calcext:value-type="float">
            <text:p>708</text:p>
          </table:table-cell>
          <table:table-cell table:style-name="TL_20_Data" office:value-type="float" office:value="1334" calcext:value-type="float">
            <text:p>1334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1" calcext:value-type="float">
            <text:p>20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1008" calcext:value-type="float">
            <text:p>1008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7" calcext:value-type="float">
            <text:p>29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825" calcext:value-type="float">
            <text:p>825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1495" calcext:value-type="float">
            <text:p>149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3" calcext:value-type="float">
            <text:p>9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77" calcext:value-type="float">
            <text:p>87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table:number-columns-repeated="2"/>
          <table:table-cell table:style-name="TL_20_Data" office:value-type="float" office:value="2256" calcext:value-type="float">
            <text:p>2256</text:p>
          </table:table-cell>
          <table:table-cell table:style-name="TL_20_Data" office:value-type="float" office:value="2107" calcext:value-type="float">
            <text:p>2107</text:p>
          </table:table-cell>
          <table:table-cell table:style-name="TL_20_Data" office:value-type="float" office:value="4363" calcext:value-type="float">
            <text:p>4363</text:p>
          </table:table-cell>
          <table:table-cell table:style-name="TL_20_Data" office:value-type="float" office:value="66" calcext:value-type="float">
            <text:p>66</text:p>
          </table:table-cell>
          <table:table-cell table:style-name="ce41" office:value-type="float" office:value="50" calcext:value-type="float">
            <text:p>5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en. den Hessen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8" calcext:value-type="float">
            <text:p>10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ezuiden den Hessenweg, Gesticht St. Joseph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ezuiden den Hessenweg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75" calcext:value-type="float">
            <text:p>17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834" calcext:value-type="float">
            <text:p>834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en wijkverdeel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en wijkverdeel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82" calcext:value-type="float">
            <text:p>82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en wijkverdeeling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5" calcext:value-type="float">
            <text:p>1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ll en 't Waal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ull en 't W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8" calcext:value-type="float">
            <text:p>6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ll en 't Waal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Hons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ll en 't Waal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3" calcext:value-type="float">
            <text:p>10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Fund. en Ambachtskinderh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Centraal Israelitisch Weesh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Evang. Luthersch Weesh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St. Gregorius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Ned. Herv. Diaconie Weesh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Werkinr. voor Daklooz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Wilhelmina Kinderziekenh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Evang. Luth. Oude Mannen- en Vrouw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Gesticht der Liefd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estedeling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Strafgevangenis</text:p>
          </table:table-cell>
          <table:table-cell table:style-name="ce23"/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67" calcext:value-type="float">
            <text:p>67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Geneesk. gest v. Krankz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Kinderhuiskaz. (Garnizoensbakkerij)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Instituut de Waal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Instituut Gebr. Jans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Instituut Mej. Bremer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754" calcext:value-type="float">
            <text:p>2754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293" calcext:value-type="float">
            <text:p>293</text:p>
          </table:table-cell>
          <table:table-cell table:style-name="TL_20_Data" table:number-columns-repeated="2"/>
          <table:table-cell table:style-name="TL_20_Data" office:value-type="float" office:value="7124" calcext:value-type="float">
            <text:p>7124</text:p>
          </table:table-cell>
          <table:table-cell table:style-name="TL_20_Data" office:value-type="float" office:value="8855" calcext:value-type="float">
            <text:p>8855</text:p>
          </table:table-cell>
          <table:table-cell table:style-name="TL_20_Data" office:value-type="float" office:value="15979" calcext:value-type="float">
            <text:p>15979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ce41" office:value-type="float" office:value="266" calcext:value-type="float">
            <text:p>26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Bartholomeusgast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Kazerne Hospitaalsoldat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Militair Hospitaal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Geref. Burger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Ned. Herv. Oude Mannen- en Vrouw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Oud R.K.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St. Andreas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32" calcext:value-type="float">
            <text:p>3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Diaconessenhuis Rust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Diaconessenhuis Bethani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6" calcext:value-type="float">
            <text:p>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R.K. gest. St. Joh. de Deo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Diaconesseninrichting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39" calcext:value-type="float">
            <text:p>3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643" calcext:value-type="float">
            <text:p>2643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table:number-columns-repeated="3"/>
          <table:table-cell table:style-name="TL_20_Data" office:value-type="float" office:value="176" calcext:value-type="float">
            <text:p>176</text:p>
          </table:table-cell>
          <table:table-cell table:style-name="TL_20_Data" table:number-columns-repeated="2"/>
          <table:table-cell table:style-name="TL_20_Data" office:value-type="float" office:value="7642" calcext:value-type="float">
            <text:p>7642</text:p>
          </table:table-cell>
          <table:table-cell table:style-name="TL_20_Data" office:value-type="float" office:value="8463" calcext:value-type="float">
            <text:p>8463</text:p>
          </table:table-cell>
          <table:table-cell table:style-name="TL_20_Data" office:value-type="float" office:value="16105" calcext:value-type="float">
            <text:p>16105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ce41" office:value-type="float" office:value="141" calcext:value-type="float">
            <text:p>14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Zendeling Kinder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Filiaal Geuzen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Ooglijdersgast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329" calcext:value-type="float">
            <text:p>4329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table:number-columns-repeated="2"/>
          <table:table-cell table:style-name="TL_20_Data" office:value-type="float" office:value="10596" calcext:value-type="float">
            <text:p>10596</text:p>
          </table:table-cell>
          <table:table-cell table:style-name="TL_20_Data" office:value-type="float" office:value="12392" calcext:value-type="float">
            <text:p>12392</text:p>
          </table:table-cell>
          <table:table-cell table:style-name="TL_20_Data" office:value-type="float" office:value="22988" calcext:value-type="float">
            <text:p>22988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ce41" office:value-type="float" office:value="320" calcext:value-type="float">
            <text:p>3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771" calcext:value-type="float">
            <text:p>3771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5"/>
          <table:table-cell table:style-name="TL_20_Data" office:value-type="float" office:value="10733" calcext:value-type="float">
            <text:p>10733</text:p>
          </table:table-cell>
          <table:table-cell table:style-name="TL_20_Data" office:value-type="float" office:value="10924" calcext:value-type="float">
            <text:p>10924</text:p>
          </table:table-cell>
          <table:table-cell table:style-name="TL_20_Data" office:value-type="float" office:value="21657" calcext:value-type="float">
            <text:p>21657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ce41" office:value-type="float" office:value="170" calcext:value-type="float">
            <text:p>17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Stedelijk Ziek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95" calcext:value-type="float">
            <text:p>95</text:p>
          </table:table-cell>
          <table:table-cell table:style-name="ce41" office:value-type="float" office:value="92" calcext:value-type="float">
            <text:p>9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Lunet No. 3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Directiegebouw a/d Laan van Croe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Militairgeb. a/d Leidsche straatweg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Geniebureel a/h Damlus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Infanterie-kazern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93" calcext:value-type="float">
            <text:p>9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1e Reg. Vest-Art.-kazern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1e Reg. Vest-Art.-kazern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Genie-kazern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63" calcext:value-type="float">
            <text:p>6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Huis van Bewaring</text:p>
          </table:table-cell>
          <table:table-cell table:style-name="ce23"/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4" calcext:value-type="float">
            <text:p>5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Oud-Roomsch Oude Mannen en Vrouw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628" calcext:value-type="float">
            <text:p>1628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4232" calcext:value-type="float">
            <text:p>4232</text:p>
          </table:table-cell>
          <table:table-cell table:style-name="TL_20_Data" office:value-type="float" office:value="4532" calcext:value-type="float">
            <text:p>4532</text:p>
          </table:table-cell>
          <table:table-cell table:style-name="TL_20_Data" office:value-type="float" office:value="8764" calcext:value-type="float">
            <text:p>876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41" office:value-type="float" office:value="60" calcext:value-type="float">
            <text:p>6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</text:p>
          </table:table-cell>
          <table:table-cell office:value-type="string" calcext:value-type="string">
            <text:p>Gest. voor R.K. weezen en oudelied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/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</text:p>
          </table:table-cell>
          <table:table-cell office:value-type="string" calcext:value-type="string">
            <text:p>Fort a/d Vossengatschen dijk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</text:p>
          </table:table-cell>
          <table:table-cell office:value-type="string" calcext:value-type="string">
            <text:p>Fort a/d Bilstraa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</text:p>
          </table:table-cell>
          <table:table-cell office:value-type="string" calcext:value-type="string">
            <text:p>Instituut Baude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446" calcext:value-type="float">
            <text:p>2446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6132" calcext:value-type="float">
            <text:p>6132</text:p>
          </table:table-cell>
          <table:table-cell table:style-name="TL_20_Data" office:value-type="float" office:value="6664" calcext:value-type="float">
            <text:p>6664</text:p>
          </table:table-cell>
          <table:table-cell table:style-name="TL_20_Data" office:value-type="float" office:value="12796" calcext:value-type="float">
            <text:p>1279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ce41" office:value-type="float" office:value="135" calcext:value-type="float">
            <text:p>13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</text:p>
          </table:table-cell>
          <table:table-cell office:value-type="string" calcext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82" calcext:value-type="float">
            <text:p>82</text:p>
          </table:table-cell>
          <table:table-cell table:style-name="TL_20_Data" table:number-columns-repeated="4"/>
          <table:table-cell table:style-name="TL_20_Data" office:value-type="float" office:value="192" calcext:value-type="float">
            <text:p>192</text:p>
          </table:table-cell>
          <table:table-cell table:style-name="ce41" office:value-type="float" office:value="155" calcext:value-type="float">
            <text:p>15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7638" calcext:value-type="float">
            <text:p>17638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401" calcext:value-type="float">
            <text:p>48401</text:p>
          </table:table-cell>
          <table:table-cell table:style-name="TL_20_Data" office:value-type="float" office:value="53137" calcext:value-type="float">
            <text:p>53137</text:p>
          </table:table-cell>
          <table:table-cell table:style-name="TL_20_Data" office:value-type="float" office:value="101538" calcext:value-type="float">
            <text:p>101538</text:p>
          </table:table-cell>
          <table:table-cell table:style-name="TL_20_Data" office:value-type="float" office:value="2141" calcext:value-type="float">
            <text:p>2141</text:p>
          </table:table-cell>
          <table:table-cell table:style-name="ce41" office:value-type="float" office:value="1463" calcext:value-type="float">
            <text:p>146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4" calcext:value-type="float">
            <text:p>64</text:p>
          </table:table-cell>
          <table:table-cell table:style-name="TL_20_Data" table:number-columns-repeated="7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5" calcext:value-type="float">
            <text:p>85</text:p>
          </table:table-cell>
          <table:table-cell table:style-name="TL_20_Data" table:number-columns-repeated="7"/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7723" calcext:value-type="float">
            <text:p>17723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702" calcext:value-type="float">
            <text:p>48702</text:p>
          </table:table-cell>
          <table:table-cell table:style-name="TL_20_Data" office:value-type="float" office:value="53384" calcext:value-type="float">
            <text:p>53384</text:p>
          </table:table-cell>
          <table:table-cell table:style-name="TL_20_Data" office:value-type="float" office:value="102086" calcext:value-type="float">
            <text:p>102086</text:p>
          </table:table-cell>
          <table:table-cell table:style-name="TL_20_Data" office:value-type="float" office:value="2142" calcext:value-type="float">
            <text:p>2142</text:p>
          </table:table-cell>
          <table:table-cell table:style-name="ce41" office:value-type="float" office:value="1466" calcext:value-type="float">
            <text:p>146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sticht Oudlied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08" calcext:value-type="float">
            <text:p>20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39" calcext:value-type="float">
            <text:p>43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103" calcext:value-type="float">
            <text:p>1103</text:p>
          </table:table-cell>
          <table:table-cell table:style-name="TL_20_Data" office:value-type="float" office:value="1161" calcext:value-type="float">
            <text:p>1161</text:p>
          </table:table-cell>
          <table:table-cell table:style-name="TL_20_Data" office:value-type="float" office:value="2264" calcext:value-type="float">
            <text:p>2264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4" calcext:value-type="float">
            <text:p>1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565" calcext:value-type="float">
            <text:p>565</text:p>
          </table:table-cell>
          <table:table-cell table:style-name="TL_20_Data" office:value-type="float" office:value="608" calcext:value-type="float">
            <text:p>608</text:p>
          </table:table-cell>
          <table:table-cell table:style-name="TL_20_Data" office:value-type="float" office:value="1173" calcext:value-type="float">
            <text:p>117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91" calcext:value-type="float">
            <text:p>79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2217" calcext:value-type="float">
            <text:p>2217</text:p>
          </table:table-cell>
          <table:table-cell table:style-name="TL_20_Data" office:value-type="float" office:value="2336" calcext:value-type="float">
            <text:p>2336</text:p>
          </table:table-cell>
          <table:table-cell table:style-name="TL_20_Data" office:value-type="float" office:value="4553" calcext:value-type="float">
            <text:p>4553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45" calcext:value-type="float">
            <text:p>4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2" calcext:value-type="float">
            <text:p>92</text:p>
          </table:table-cell>
          <table:table-cell table:style-name="TL_20_Data" table:number-columns-repeated="7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8" calcext:value-type="float">
            <text:p>5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50" calcext:value-type="float">
            <text:p>1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41" calcext:value-type="float">
            <text:p>94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2633" calcext:value-type="float">
            <text:p>2633</text:p>
          </table:table-cell>
          <table:table-cell table:style-name="TL_20_Data" office:value-type="float" office:value="2712" calcext:value-type="float">
            <text:p>2712</text:p>
          </table:table-cell>
          <table:table-cell table:style-name="TL_20_Data" office:value-type="float" office:value="5345" calcext:value-type="float">
            <text:p>5345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41" office:value-type="float" office:value="49" calcext:value-type="float">
            <text:p>4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Straat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Meern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Reijersco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5" calcext:value-type="float">
            <text:p>8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Vinkeveen, Afd. Vereenig. v. Liefdezusters te Sittard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Vinkeveen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91" calcext:value-type="float">
            <text:p>19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92" calcext:value-type="float">
            <text:p>19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832" calcext:value-type="float">
            <text:p>8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Vinke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Veenka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9" calcext:value-type="float">
            <text:p>9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Wilnisser Uit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Heu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Heul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emeri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onkerei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en Bosch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Proostdij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9" calcext:value-type="float">
            <text:p>9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Proostdij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Wav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0" calcext:value-type="float">
            <text:p>14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47" calcext:value-type="float">
            <text:p>54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550" calcext:value-type="float">
            <text:p>1550</text:p>
          </table:table-cell>
          <table:table-cell table:style-name="TL_20_Data" office:value-type="float" office:value="1385" calcext:value-type="float">
            <text:p>1385</text:p>
          </table:table-cell>
          <table:table-cell table:style-name="TL_20_Data" office:value-type="float" office:value="2935" calcext:value-type="float">
            <text:p>2935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39" calcext:value-type="float">
            <text:p>73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950" calcext:value-type="float">
            <text:p>1950</text:p>
          </table:table-cell>
          <table:table-cell table:style-name="TL_20_Data" office:value-type="float" office:value="1817" calcext:value-type="float">
            <text:p>1817</text:p>
          </table:table-cell>
          <table:table-cell table:style-name="TL_20_Data" office:value-type="float" office:value="3767" calcext:value-type="float">
            <text:p>3767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41" office:value-type="float" office:value="31" calcext:value-type="float">
            <text:p>3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Vleu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e Meer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0" calcext:value-type="float">
            <text:p>5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68" calcext:value-type="float">
            <text:p>16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740" calcext:value-type="float">
            <text:p>74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Vleu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4" calcext:value-type="float">
            <text:p>10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e Meer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69" calcext:value-type="float">
            <text:p>1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37" calcext:value-type="float">
            <text:p>33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817" calcext:value-type="float">
            <text:p>817</text:p>
          </table:table-cell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1587" calcext:value-type="float">
            <text:p>158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2" calcext:value-type="float">
            <text:p>13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32" calcext:value-type="float">
            <text:p>13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0" calcext:value-type="float">
            <text:p>8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0" calcext:value-type="float">
            <text:p>8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12" calcext:value-type="float">
            <text:p>21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825" calcext:value-type="float">
            <text:p>825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5" calcext:value-type="float">
            <text:p>17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0" calcext:value-type="float">
            <text:p>12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95" calcext:value-type="float">
            <text:p>29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1418" calcext:value-type="float">
            <text:p>1418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41" office:value-type="float" office:value="57" calcext:value-type="float">
            <text:p>5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4" calcext:value-type="float">
            <text:p>4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/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41" office:value-type="float" office:value="142" calcext:value-type="float">
            <text:p>1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5" calcext:value-type="float">
            <text:p>75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ce41" office:value-type="float" office:value="156" calcext:value-type="float">
            <text:p>15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70" calcext:value-type="float">
            <text:p>37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1849" calcext:value-type="float">
            <text:p>1849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ce41" office:value-type="float" office:value="213" calcext:value-type="float">
            <text:p>2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0" calcext:value-type="float">
            <text:p>13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30" calcext:value-type="float">
            <text:p>13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03" calcext:value-type="float">
            <text:p>20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977" calcext:value-type="float">
            <text:p>97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Kerk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0" calcext:value-type="float">
            <text:p>1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innenwegs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style-name="TL_20_Data" table:number-columns-repeated="7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Gagel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Nedereindsche Vaarts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Groene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21" calcext:value-type="float">
            <text:p>2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Willesko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7" calcext:value-type="float">
            <text:p>10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Willeskop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lokla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33" calcext:value-type="float">
            <text:p>13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ige Langerak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6" calcext:value-type="float">
            <text:p>126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ige Langerak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ige Langera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83" calcext:value-type="float">
            <text:p>18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4" calcext:value-type="float">
            <text:p>6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1" calcext:value-type="float">
            <text:p>22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float" office:value="3" calcext:value-type="float">
            <text:p>3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float" office:value="3" calcext:value-type="float">
            <text:p>3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8" calcext:value-type="float">
            <text:p>68</text:p>
          </table:table-cell>
          <table:table-cell table:style-name="TL_20_Data" table:number-columns-repeated="7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float" office:value="4" calcext:value-type="float">
            <text:p>4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89" calcext:value-type="float">
            <text:p>38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1855" calcext:value-type="float">
            <text:p>1855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53" calcext:value-type="float">
            <text:p>45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08" calcext:value-type="float">
            <text:p>1108</text:p>
          </table:table-cell>
          <table:table-cell table:style-name="TL_20_Data" office:value-type="float" office:value="1035" calcext:value-type="float">
            <text:p>1035</text:p>
          </table:table-cell>
          <table:table-cell table:style-name="TL_20_Data" office:value-type="float" office:value="2143" calcext:value-type="float">
            <text:p>2143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5" calcext:value-type="float">
            <text:p>11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15" calcext:value-type="float">
            <text:p>11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erestei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Meent, Molen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Henschoten, Piramide en Bovenste buu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Klein Ringelpoel, Weterin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Ekeri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Huisste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Rumel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Laagerf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Haarkan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Lambal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't 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rinkkant en Scherpenz. 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Voskuilen, Mo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Holevoe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Nieuwstraat en Achterstraa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55" calcext:value-type="float">
            <text:p>2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754" calcext:value-type="float">
            <text:p>1754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70" calcext:value-type="float">
            <text:p>3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52" calcext:value-type="float">
            <text:p>1352</text:p>
          </table:table-cell>
          <table:table-cell table:style-name="TL_20_Data" office:value-type="float" office:value="1166" calcext:value-type="float">
            <text:p>1166</text:p>
          </table:table-cell>
          <table:table-cell table:style-name="TL_20_Data" office:value-type="float" office:value="2518" calcext:value-type="float">
            <text:p>2518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1" office:value-type="float" office:value="24" calcext:value-type="float">
            <text:p>2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Ewoud en Elisabeth gasth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R.K. Liefde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izondere Meisjesschool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46" calcext:value-type="float">
            <text:p>44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2"/>
          <table:table-cell table:style-name="TL_20_Data" office:value-type="float" office:value="1056" calcext:value-type="float">
            <text:p>1056</text:p>
          </table:table-cell>
          <table:table-cell table:style-name="TL_20_Data" office:value-type="float" office:value="1071" calcext:value-type="float">
            <text:p>1071</text:p>
          </table:table-cell>
          <table:table-cell table:style-name="TL_20_Data" office:value-type="float" office:value="2127" calcext:value-type="float">
            <text:p>2127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49" calcext:value-type="float">
            <text:p>44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72" calcext:value-type="float">
            <text:p>1072</text:p>
          </table:table-cell>
          <table:table-cell table:style-name="TL_20_Data" office:value-type="float" office:value="1128" calcext:value-type="float">
            <text:p>1128</text:p>
          </table:table-cell>
          <table:table-cell table:style-name="TL_20_Data" office:value-type="float" office:value="2200" calcext:value-type="float">
            <text:p>2200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izondere jongensschool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73" calcext:value-type="float">
            <text:p>1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74" calcext:value-type="float">
            <text:p>1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23" calcext:value-type="float">
            <text:p>62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611" calcext:value-type="float">
            <text:p>1611</text:p>
          </table:table-cell>
          <table:table-cell table:style-name="TL_20_Data" office:value-type="float" office:value="1575" calcext:value-type="float">
            <text:p>1575</text:p>
          </table:table-cell>
          <table:table-cell table:style-name="TL_20_Data" office:value-type="float" office:value="3186" calcext:value-type="float">
            <text:p>3186</text:p>
          </table:table-cell>
          <table:table-cell table:style-name="TL_20_Data" office:value-type="float" office:value="66" calcext:value-type="float">
            <text:p>66</text:p>
          </table:table-cell>
          <table:table-cell table:style-name="ce41" office:value-type="float" office:value="34" calcext:value-type="float">
            <text:p>3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Stad, Ewoudgast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Stad, Gest. der R.K. Geestel. Zuster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Stad, Vereeniging Zoar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Stad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31" calcext:value-type="float">
            <text:p>43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2"/>
          <table:table-cell table:style-name="TL_20_Data" office:value-type="float" office:value="977" calcext:value-type="float">
            <text:p>977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1889" calcext:value-type="float">
            <text:p>1889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34" calcext:value-type="float">
            <text:p>43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2"/>
          <table:table-cell table:style-name="TL_20_Data" office:value-type="float" office:value="987" calcext:value-type="float">
            <text:p>987</text:p>
          </table:table-cell>
          <table:table-cell table:style-name="TL_20_Data" office:value-type="float" office:value="925" calcext:value-type="float">
            <text:p>925</text:p>
          </table:table-cell>
          <table:table-cell table:style-name="TL_20_Data" office:value-type="float" office:value="1912" calcext:value-type="float">
            <text:p>1912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3" calcext:value-type="float">
            <text:p>9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7" calcext:value-type="float">
            <text:p>15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9" calcext:value-type="float">
            <text:p>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53" calcext:value-type="float">
            <text:p>35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708" calcext:value-type="float">
            <text:p>1708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22" calcext:value-type="float">
            <text:p>2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87" calcext:value-type="float">
            <text:p>787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892" calcext:value-type="float">
            <text:p>1892</text:p>
          </table:table-cell>
          <table:table-cell table:style-name="TL_20_Data" office:value-type="float" office:value="1730" calcext:value-type="float">
            <text:p>1730</text:p>
          </table:table-cell>
          <table:table-cell table:style-name="TL_20_Data" office:value-type="float" office:value="3622" calcext:value-type="float">
            <text:p>3622</text:p>
          </table:table-cell>
          <table:table-cell table:style-name="TL_20_Data" office:value-type="float" office:value="79" calcext:value-type="float">
            <text:p>79</text:p>
          </table:table-cell>
          <table:table-cell table:style-name="ce41" office:value-type="float" office:value="52" calcext:value-type="float">
            <text:p>5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1" calcext:value-type="float">
            <text:p>7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1" calcext:value-type="float">
            <text:p>7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3" calcext:value-type="float">
            <text:p>1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3" calcext:value-type="float">
            <text:p>1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94" calcext:value-type="float">
            <text:p>19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941" calcext:value-type="float">
            <text:p>941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6" calcext:value-type="float">
            <text:p>26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625" calcext:value-type="float">
            <text:p>625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271" calcext:value-type="float">
            <text:p>127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4" calcext:value-type="float">
            <text:p>27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68" calcext:value-type="float">
            <text:p>68</text:p>
          </table:table-cell>
          <table:table-cell table:style-name="TL_20_Data" table:number-columns-repeated="2"/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1226" calcext:value-type="float">
            <text:p>1226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1" office:value-type="float" office:value="34" calcext:value-type="float">
            <text:p>3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roeder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Zuster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7" calcext:value-type="float">
            <text:p>3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Weduw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58" calcext:value-type="float">
            <text:p>5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G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35" calcext:value-type="float">
            <text:p>53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1222" calcext:value-type="float">
            <text:p>1222</text:p>
          </table:table-cell>
          <table:table-cell table:style-name="TL_20_Data" office:value-type="float" office:value="1204" calcext:value-type="float">
            <text:p>1204</text:p>
          </table:table-cell>
          <table:table-cell table:style-name="TL_20_Data" office:value-type="float" office:value="2426" calcext:value-type="float">
            <text:p>2426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1" office:value-type="float" office:value="41" calcext:value-type="float">
            <text:p>4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Protest.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Herstellingsoord "Rustoord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27" calcext:value-type="float">
            <text:p>12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1" office:value-type="float" office:value="22" calcext:value-type="float">
            <text:p>2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279" calcext:value-type="float">
            <text:p>127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table:number-columns-repeated="2"/>
          <table:table-cell table:style-name="TL_20_Data" office:value-type="float" office:value="2799" calcext:value-type="float">
            <text:p>2799</text:p>
          </table:table-cell>
          <table:table-cell table:style-name="TL_20_Data" office:value-type="float" office:value="3180" calcext:value-type="float">
            <text:p>3180</text:p>
          </table:table-cell>
          <table:table-cell table:style-name="TL_20_Data" office:value-type="float" office:value="5979" calcext:value-type="float">
            <text:p>597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ce41" office:value-type="float" office:value="142" calcext:value-type="float">
            <text:p>1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4" calcext:value-type="float">
            <text:p>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4" calcext:value-type="float">
            <text:p>9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Herstellingsoord "Bethanie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Herstellingsoord "Rusthof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Ziek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8" calcext:value-type="float">
            <text:p>98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K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9" calcext:value-type="float">
            <text:p>9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L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M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23" calcext:value-type="float">
            <text:p>523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table:number-columns-repeated="2"/>
          <table:table-cell table:style-name="TL_20_Data" office:value-type="float" office:value="1375" calcext:value-type="float">
            <text:p>1375</text:p>
          </table:table-cell>
          <table:table-cell table:style-name="TL_20_Data" office:value-type="float" office:value="1358" calcext:value-type="float">
            <text:p>1358</text:p>
          </table:table-cell>
          <table:table-cell table:style-name="TL_20_Data" office:value-type="float" office:value="2733" calcext:value-type="float">
            <text:p>2733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802" calcext:value-type="float">
            <text:p>1802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60" calcext:value-type="float">
            <text:p>260</text:p>
          </table:table-cell>
          <table:table-cell table:style-name="TL_20_Data" table:number-columns-repeated="2"/>
          <table:table-cell table:style-name="TL_20_Data" office:value-type="float" office:value="4178" calcext:value-type="float">
            <text:p>4178</text:p>
          </table:table-cell>
          <table:table-cell table:style-name="TL_20_Data" office:value-type="float" office:value="4539" calcext:value-type="float">
            <text:p>4539</text:p>
          </table:table-cell>
          <table:table-cell table:style-name="TL_20_Data" office:value-type="float" office:value="8717" calcext:value-type="float">
            <text:p>8717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ce41" office:value-type="float" office:value="190" calcext:value-type="float">
            <text:p>19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9" calcext:value-type="float">
            <text:p>7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9" calcext:value-type="float">
            <text:p>7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ostw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3" calcext:value-type="float">
            <text:p>9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24" calcext:value-type="float">
            <text:p>2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ostwaard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ostw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18" calcext:value-type="float">
            <text:p>11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97" calcext:value-type="float">
            <text:p>19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927" calcext:value-type="float">
            <text:p>927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1" office:value-type="float" office:value="41" calcext:value-type="float">
            <text:p>4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65" calcext:value-type="float">
            <text:p>26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1130" calcext:value-type="float">
            <text:p>1130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04" calcext:value-type="float">
            <text:p>20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80" calcext:value-type="float">
            <text:p>38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57" calcext:value-type="float">
            <text:p>957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1836" calcext:value-type="float">
            <text:p>1836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1" office:value-type="float" office:value="38" calcext:value-type="float">
            <text:p>3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49" calcext:value-type="float">
            <text:p>84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135" calcext:value-type="float">
            <text:p>2135</text:p>
          </table:table-cell>
          <table:table-cell table:style-name="TL_20_Data" office:value-type="float" office:value="2005" calcext:value-type="float">
            <text:p>2005</text:p>
          </table:table-cell>
          <table:table-cell table:style-name="TL_20_Data" office:value-type="float" office:value="4140" calcext:value-type="float">
            <text:p>4140</text:p>
          </table:table-cell>
          <table:table-cell table:style-name="TL_20_Data" office:value-type="float" office:value="88" calcext:value-type="float">
            <text:p>88</text:p>
          </table:table-cell>
          <table:table-cell table:style-name="ce41" office:value-type="float" office:value="79" calcext:value-type="float">
            <text:p>7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94" calcext:value-type="float">
            <text:p>994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22" calcext:value-type="float">
            <text:p>2022</text:p>
          </table:table-cell>
          <table:table-cell table:style-name="TL_20_Data" office:value-type="float" office:value="2173" calcext:value-type="float">
            <text:p>2173</text:p>
          </table:table-cell>
          <table:table-cell table:style-name="TL_20_Data" office:value-type="float" office:value="4195" calcext:value-type="float">
            <text:p>4195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ce41" office:value-type="float" office:value="101" calcext:value-type="float">
            <text:p>10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23" calcext:value-type="float">
            <text:p>923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2392" calcext:value-type="float">
            <text:p>2392</text:p>
          </table:table-cell>
          <table:table-cell table:style-name="TL_20_Data" office:value-type="float" office:value="2208" calcext:value-type="float">
            <text:p>2208</text:p>
          </table:table-cell>
          <table:table-cell table:style-name="TL_20_Data" office:value-type="float" office:value="4600" calcext:value-type="float">
            <text:p>460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ce41" office:value-type="float" office:value="102" calcext:value-type="float">
            <text:p>10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61" calcext:value-type="float">
            <text:p>86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354" calcext:value-type="float">
            <text:p>2354</text:p>
          </table:table-cell>
          <table:table-cell table:style-name="TL_20_Data" office:value-type="float" office:value="2140" calcext:value-type="float">
            <text:p>2140</text:p>
          </table:table-cell>
          <table:table-cell table:style-name="TL_20_Data" office:value-type="float" office:value="4494" calcext:value-type="float">
            <text:p>4494</text:p>
          </table:table-cell>
          <table:table-cell table:style-name="TL_20_Data" office:value-type="float" office:value="71" calcext:value-type="float">
            <text:p>71</text:p>
          </table:table-cell>
          <table:table-cell table:style-name="ce41" office:value-type="float" office:value="71" calcext:value-type="float">
            <text:p>7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686.2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778" calcext:value-type="float">
            <text:p>2778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769" calcext:value-type="float">
            <text:p>6769</text:p>
          </table:table-cell>
          <table:table-cell table:style-name="TL_20_Data" office:value-type="float" office:value="6521" calcext:value-type="float">
            <text:p>6521</text:p>
          </table:table-cell>
          <table:table-cell table:style-name="TL_20_Data" office:value-type="float" office:value="13290" calcext:value-type="float">
            <text:p>13290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ce41" office:value-type="float" office:value="274" calcext:value-type="float">
            <text:p>27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551" calcext:value-type="float">
            <text:p>255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5323" calcext:value-type="float">
            <text:p>5323</text:p>
          </table:table-cell>
          <table:table-cell table:style-name="TL_20_Data" office:value-type="float" office:value="5584" calcext:value-type="float">
            <text:p>5584</text:p>
          </table:table-cell>
          <table:table-cell table:style-name="TL_20_Data" office:value-type="float" office:value="10907" calcext:value-type="float">
            <text:p>10907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ce41" office:value-type="float" office:value="262" calcext:value-type="float">
            <text:p>26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454" calcext:value-type="float">
            <text:p>3454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TL_20_Data" office:value-type="float" office:value="9190" calcext:value-type="float">
            <text:p>9190</text:p>
          </table:table-cell>
          <table:table-cell table:style-name="TL_20_Data" office:value-type="float" office:value="8640" calcext:value-type="float">
            <text:p>8640</text:p>
          </table:table-cell>
          <table:table-cell table:style-name="TL_20_Data" office:value-type="float" office:value="17830" calcext:value-type="float">
            <text:p>17830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ce41" office:value-type="float" office:value="397" calcext:value-type="float">
            <text:p>39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77" calcext:value-type="float">
            <text:p>77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3" calcext:value-type="float">
            <text:p>73</text:p>
          </table:table-cell>
          <table:table-cell table:style-name="TL_20_Data" table:number-columns-repeated="2"/>
          <table:table-cell table:style-name="TL_20_Data" office:value-type="float" office:value="1847" calcext:value-type="float">
            <text:p>1847</text:p>
          </table:table-cell>
          <table:table-cell table:style-name="TL_20_Data" office:value-type="float" office:value="1720" calcext:value-type="float">
            <text:p>1720</text:p>
          </table:table-cell>
          <table:table-cell table:style-name="TL_20_Data" office:value-type="float" office:value="3567" calcext:value-type="float">
            <text:p>3567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41" office:value-type="float" office:value="48" calcext:value-type="float">
            <text:p>4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9749.99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782" calcext:value-type="float">
            <text:p>6782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TL_20_Data" office:value-type="float" office:value="16363" calcext:value-type="float">
            <text:p>16363</text:p>
          </table:table-cell>
          <table:table-cell table:style-name="TL_20_Data" office:value-type="float" office:value="15946" calcext:value-type="float">
            <text:p>15946</text:p>
          </table:table-cell>
          <table:table-cell table:style-name="TL_20_Data" office:value-type="float" office:value="32309" calcext:value-type="float">
            <text:p>32309</text:p>
          </table:table-cell>
          <table:table-cell table:style-name="TL_20_Data" office:value-type="float" office:value="709" calcext:value-type="float">
            <text:p>709</text:p>
          </table:table-cell>
          <table:table-cell table:style-name="ce41" office:value-type="float" office:value="707" calcext:value-type="float">
            <text:p>70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126" calcext:value-type="float">
            <text:p>412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9557" calcext:value-type="float">
            <text:p>9557</text:p>
          </table:table-cell>
          <table:table-cell table:style-name="TL_20_Data" office:value-type="float" office:value="9763" calcext:value-type="float">
            <text:p>9763</text:p>
          </table:table-cell>
          <table:table-cell table:style-name="TL_20_Data" office:value-type="float" office:value="19320" calcext:value-type="float">
            <text:p>19320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ce41" office:value-type="float" office:value="296" calcext:value-type="float">
            <text:p>29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355" calcext:value-type="float">
            <text:p>4355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714" calcext:value-type="float">
            <text:p>11714</text:p>
          </table:table-cell>
          <table:table-cell table:style-name="TL_20_Data" office:value-type="float" office:value="10809" calcext:value-type="float">
            <text:p>10809</text:p>
          </table:table-cell>
          <table:table-cell table:style-name="TL_20_Data" office:value-type="float" office:value="22523" calcext:value-type="float">
            <text:p>22523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ce41" office:value-type="float" office:value="271" calcext:value-type="float">
            <text:p>27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358" calcext:value-type="float">
            <text:p>235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011" calcext:value-type="float">
            <text:p>6011</text:p>
          </table:table-cell>
          <table:table-cell table:style-name="TL_20_Data" office:value-type="float" office:value="5690" calcext:value-type="float">
            <text:p>5690</text:p>
          </table:table-cell>
          <table:table-cell table:style-name="TL_20_Data" office:value-type="float" office:value="11701" calcext:value-type="float">
            <text:p>11701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ce41" office:value-type="float" office:value="143" calcext:value-type="float">
            <text:p>14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9813.7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839" calcext:value-type="float">
            <text:p>10839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/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7289" calcext:value-type="float">
            <text:p>27289</text:p>
          </table:table-cell>
          <table:table-cell table:style-name="TL_20_Data" office:value-type="float" office:value="26267" calcext:value-type="float">
            <text:p>26267</text:p>
          </table:table-cell>
          <table:table-cell table:style-name="TL_20_Data" office:value-type="float" office:value="53556" calcext:value-type="float">
            <text:p>53556</text:p>
          </table:table-cell>
          <table:table-cell table:style-name="TL_20_Data" office:value-type="float" office:value="855" calcext:value-type="float">
            <text:p>855</text:p>
          </table:table-cell>
          <table:table-cell table:style-name="ce41" office:value-type="float" office:value="710" calcext:value-type="float">
            <text:p>7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669" calcext:value-type="float">
            <text:p>3669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570" calcext:value-type="float">
            <text:p>570</text:p>
          </table:table-cell>
          <table:table-cell table:style-name="TL_20_Data" table:number-columns-repeated="2"/>
          <table:table-cell table:style-name="TL_20_Data" office:value-type="float" office:value="8595" calcext:value-type="float">
            <text:p>8595</text:p>
          </table:table-cell>
          <table:table-cell table:style-name="TL_20_Data" office:value-type="float" office:value="9682" calcext:value-type="float">
            <text:p>9682</text:p>
          </table:table-cell>
          <table:table-cell table:style-name="TL_20_Data" office:value-type="float" office:value="18277" calcext:value-type="float">
            <text:p>18277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ce41" office:value-type="float" office:value="342" calcext:value-type="float">
            <text:p>3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603" calcext:value-type="float">
            <text:p>1603</text:p>
          </table:table-cell>
          <table:table-cell table:style-name="TL_20_Data" office:value-type="float" office:value="77" calcext:value-type="float">
            <text:p>77</text:p>
          </table:table-cell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280" calcext:value-type="float">
            <text:p>4280</text:p>
          </table:table-cell>
          <table:table-cell table:style-name="TL_20_Data" office:value-type="float" office:value="3999" calcext:value-type="float">
            <text:p>3999</text:p>
          </table:table-cell>
          <table:table-cell table:style-name="TL_20_Data" office:value-type="float" office:value="8279" calcext:value-type="float">
            <text:p>8279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ce41" office:value-type="float" office:value="107" calcext:value-type="float">
            <text:p>10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864.74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272" calcext:value-type="float">
            <text:p>5272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882" calcext:value-type="float">
            <text:p>12882</text:p>
          </table:table-cell>
          <table:table-cell table:style-name="TL_20_Data" office:value-type="float" office:value="13682" calcext:value-type="float">
            <text:p>13682</text:p>
          </table:table-cell>
          <table:table-cell table:style-name="TL_20_Data" office:value-type="float" office:value="26564" calcext:value-type="float">
            <text:p>26564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ce41" office:value-type="float" office:value="449" calcext:value-type="float">
            <text:p>44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720" calcext:value-type="float">
            <text:p>2720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499" calcext:value-type="float">
            <text:p>6499</text:p>
          </table:table-cell>
          <table:table-cell table:style-name="TL_20_Data" office:value-type="float" office:value="7257" calcext:value-type="float">
            <text:p>7257</text:p>
          </table:table-cell>
          <table:table-cell table:style-name="TL_20_Data" office:value-type="float" office:value="13756" calcext:value-type="float">
            <text:p>13756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ce41" office:value-type="float" office:value="202" calcext:value-type="float">
            <text:p>20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36" calcext:value-type="float">
            <text:p>103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38" calcext:value-type="float">
            <text:p>2838</text:p>
          </table:table-cell>
          <table:table-cell table:style-name="TL_20_Data" office:value-type="float" office:value="2490" calcext:value-type="float">
            <text:p>2490</text:p>
          </table:table-cell>
          <table:table-cell table:style-name="TL_20_Data" office:value-type="float" office:value="5328" calcext:value-type="float">
            <text:p>5328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ce41" office:value-type="float" office:value="53" calcext:value-type="float">
            <text:p>5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915.73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756" calcext:value-type="float">
            <text:p>3756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342" calcext:value-type="float">
            <text:p>9342</text:p>
          </table:table-cell>
          <table:table-cell table:style-name="TL_20_Data" office:value-type="float" office:value="9747" calcext:value-type="float">
            <text:p>9747</text:p>
          </table:table-cell>
          <table:table-cell table:style-name="TL_20_Data" office:value-type="float" office:value="19089" calcext:value-type="float">
            <text:p>19089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ce41" office:value-type="float" office:value="255" calcext:value-type="float">
            <text:p>25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7638" calcext:value-type="float">
            <text:p>17638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402" calcext:value-type="float">
            <text:p>48402</text:p>
          </table:table-cell>
          <table:table-cell table:style-name="TL_20_Data" office:value-type="float" office:value="53135" calcext:value-type="float">
            <text:p>53135</text:p>
          </table:table-cell>
          <table:table-cell table:style-name="TL_20_Data" office:value-type="float" office:value="101537" calcext:value-type="float">
            <text:p>101537</text:p>
          </table:table-cell>
          <table:table-cell table:style-name="TL_20_Data" office:value-type="float" office:value="2141" calcext:value-type="float">
            <text:p>2141</text:p>
          </table:table-cell>
          <table:table-cell table:style-name="ce41" office:value-type="float" office:value="1463" calcext:value-type="float">
            <text:p>146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5" calcext:value-type="float">
            <text:p>85</text:p>
          </table:table-cell>
          <table:table-cell table:style-name="TL_20_Data" table:number-columns-repeated="7"/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966.73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7723" calcext:value-type="float">
            <text:p>17723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703" calcext:value-type="float">
            <text:p>48703</text:p>
          </table:table-cell>
          <table:table-cell table:style-name="TL_20_Data" office:value-type="float" office:value="53382" calcext:value-type="float">
            <text:p>53382</text:p>
          </table:table-cell>
          <table:table-cell table:style-name="TL_20_Data" office:value-type="float" office:value="102085" calcext:value-type="float">
            <text:p>102085</text:p>
          </table:table-cell>
          <table:table-cell table:style-name="TL_20_Data" office:value-type="float" office:value="2142" calcext:value-type="float">
            <text:p>2142</text:p>
          </table:table-cell>
          <table:table-cell table:style-name="ce41" office:value-type="float" office:value="1466" calcext:value-type="float">
            <text:p>146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1963" calcext:value-type="float">
            <text:p>31963</text:p>
          </table:table-cell>
          <table:table-cell table:style-name="TL_20_Data" office:value-type="float" office:value="1481" calcext:value-type="float">
            <text:p>1481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331" calcext:value-type="float">
            <text:p>233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0978" calcext:value-type="float">
            <text:p>80978</text:p>
          </table:table-cell>
          <table:table-cell table:style-name="TL_20_Data" office:value-type="float" office:value="88144" calcext:value-type="float">
            <text:p>88144</text:p>
          </table:table-cell>
          <table:table-cell table:style-name="TL_20_Data" office:value-type="float" office:value="169122" calcext:value-type="float">
            <text:p>169122</text:p>
          </table:table-cell>
          <table:table-cell table:style-name="TL_20_Data" office:value-type="float" office:value="3691" calcext:value-type="float">
            <text:p>3691</text:p>
          </table:table-cell>
          <table:table-cell table:style-name="ce41" office:value-type="float" office:value="2684" calcext:value-type="float">
            <text:p>268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660" calcext:value-type="float">
            <text:p>11660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1276" calcext:value-type="float">
            <text:p>31276</text:p>
          </table:table-cell>
          <table:table-cell table:style-name="TL_20_Data" office:value-type="float" office:value="28959" calcext:value-type="float">
            <text:p>28959</text:p>
          </table:table-cell>
          <table:table-cell table:style-name="TL_20_Data" office:value-type="float" office:value="60235" calcext:value-type="float">
            <text:p>60235</text:p>
          </table:table-cell>
          <table:table-cell table:style-name="TL_20_Data" office:value-type="float" office:value="1239" calcext:value-type="float">
            <text:p>1239</text:p>
          </table:table-cell>
          <table:table-cell table:style-name="ce41" office:value-type="float" office:value="956" calcext:value-type="float">
            <text:p>95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376" calcext:value-type="float">
            <text:p>4376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169" calcext:value-type="float">
            <text:p>11169</text:p>
          </table:table-cell>
          <table:table-cell table:style-name="TL_20_Data" office:value-type="float" office:value="10429" calcext:value-type="float">
            <text:p>10429</text:p>
          </table:table-cell>
          <table:table-cell table:style-name="TL_20_Data" office:value-type="float" office:value="21598" calcext:value-type="float">
            <text:p>21598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ce41" office:value-type="float" office:value="300" calcext:value-type="float">
            <text:p>30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030.48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6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Geheele Provincie</text:p>
          </table:table-cell>
          <table:table-cell table:style-name="ce13" office:value-type="string" calcext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table:style-name="ce29" office:value-type="float" office:value="47999" calcext:value-type="float">
            <text:p>47999</text:p>
          </table:table-cell>
          <table:table-cell table:style-name="ce33" office:value-type="float" office:value="2189" calcext:value-type="float">
            <text:p>2189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155" calcext:value-type="float">
            <text:p>3155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23483" calcext:value-type="float">
            <text:p>123483</text:p>
          </table:table-cell>
          <table:table-cell table:style-name="ce33" office:value-type="float" office:value="127550" calcext:value-type="float">
            <text:p>127550</text:p>
          </table:table-cell>
          <table:table-cell table:style-name="ce33" office:value-type="float" office:value="251033" calcext:value-type="float">
            <text:p>251033</text:p>
          </table:table-cell>
          <table:table-cell table:style-name="ce33" office:value-type="float" office:value="5218" calcext:value-type="float">
            <text:p>5218</text:p>
          </table:table-cell>
          <table:table-cell table:style-name="ce42" office:value-type="float" office:value="3940" calcext:value-type="float">
            <text:p>3940</text:p>
          </table:table-cell>
          <table:table-cell table:style-name="ce47" office:value-type="string" calcext:value-type="string">
            <text:p>VT_1899</text:p>
          </table:table-cell>
          <table:table-cell table:style-name="ce51" office:value-type="string" calcext:value-type="string">
            <text:p>06_D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UT</text:p>
          </table:table-cell>
          <table:table-cell table:style-name="ce57" office:value-type="string" calcext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10-28T13:38:11</meta:creation-date>
    <dc:date>2015-03-30T21:37:55.973133000</dc:date>
    <meta:generator>LibreOffice/4.4.0.3$MacOSX_X86_64 LibreOffice_project/de093506bcdc5fafd9023ee680b8c60e3e0645d7</meta:generator>
    <meta:editing-duration>PT1M54S</meta:editing-duration>
    <meta:editing-cycles>4</meta:editing-cycles>
    <meta:document-statistic meta:table-count="1" meta:cell-count="12052" meta:object-count="0"/>
  </office:meta>
</office:document-meta>
</file>